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0591in"/>
    </style:style>
    <style:style style:name="co4" style:family="table-column">
      <style:table-column-properties fo:break-before="auto" style:column-width="2.2201in"/>
    </style:style>
    <style:style style:name="co5" style:family="table-column">
      <style:table-column-properties fo:break-before="auto" style:column-width="2.0618in"/>
    </style:style>
    <style:style style:name="co6" style:family="table-column">
      <style:table-column-properties fo:break-before="auto" style:column-width="1.9201in"/>
    </style:style>
    <style:style style:name="co7" style:family="table-column">
      <style:table-column-properties fo:break-before="auto" style:column-width="1.7134in"/>
    </style:style>
    <style:style style:name="ro3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4in" fo:break-before="auto" style:use-optimal-row-height="fals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ce1" office:value-type="string" table:number-columns-spanned="5" table:number-rows-spanned="1">
            <text:p>VCO_V1 – BOM</text:p>
          </table:table-cell>
          <table:covered-table-cell table:number-columns-repeated="4"/>
        </table:table-row>
        <table:table-row table:style-name="ro3">
          <table:table-cell table:style-name="ce2" office:value-type="string">
            <text:p>Qty</text:p>
          </table:table-cell>
          <table:table-cell table:style-name="ce2" office:value-type="string">
            <text:p>Referenc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Manufacturer</text:p>
          </table:table-cell>
          <table:table-cell table:style-name="ce2" office:value-type="string">
            <text:p>Partnumber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,C2</text:p>
          </table:table-cell>
          <table:table-cell office:value-type="string">
            <text:p>33n</text:p>
          </table:table-cell>
          <table:table-cell office:value-type="string">
            <text:p>Samsung Electro-Mechanics</text:p>
          </table:table-cell>
          <table:table-cell office:value-type="string">
            <text:p>CL10B333KB8NNNC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3</text:p>
          </table:table-cell>
          <table:table-cell office:value-type="string">
            <text:p>18p</text:p>
          </table:table-cell>
          <table:table-cell office:value-type="string">
            <text:p>Samsung Electro-Mechanics</text:p>
          </table:table-cell>
          <table:table-cell office:value-type="string">
            <text:p>CL10C180JB81PNC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4</text:p>
          </table:table-cell>
          <table:table-cell office:value-type="string">
            <text:p>360p</text:p>
          </table:table-cell>
          <table:table-cell office:value-type="string">
            <text:p>Murata Electronics</text:p>
          </table:table-cell>
          <table:table-cell office:value-type="string">
            <text:p>GRM1885C1H361JA01D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C5</text:p>
          </table:table-cell>
          <table:table-cell office:value-type="string">
            <text:p>100p</text:p>
          </table:table-cell>
          <table:table-cell office:value-type="string">
            <text:p>Samsung Electro-Mechanics</text:p>
          </table:table-cell>
          <table:table-cell office:value-type="string">
            <text:p>CL10C101JB8NNNC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C6-C11</text:p>
          </table:table-cell>
          <table:table-cell office:value-type="string">
            <text:p>100n</text:p>
          </table:table-cell>
          <table:table-cell office:value-type="string">
            <text:p>Samsung Electro-Mechanics</text:p>
          </table:table-cell>
          <table:table-cell office:value-type="string">
            <text:p>CL10B104JB8NNNC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C12,C13</text:p>
          </table:table-cell>
          <table:table-cell office:value-type="string">
            <text:p>47u</text:p>
          </table:table-cell>
          <table:table-cell office:value-type="string">
            <text:p>Würth Elektronik</text:p>
          </table:table-cell>
          <table:table-cell office:value-type="float" office:value="865080443007">
            <text:p>865080443007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D1,D2,D3, D4,D5</text:p>
          </table:table-cell>
          <table:table-cell office:value-type="string">
            <text:p>SBA130AS_R1_00001</text:p>
          </table:table-cell>
          <table:table-cell office:value-type="string">
            <text:p>Panjit International Inc.</text:p>
          </table:table-cell>
          <table:table-cell office:value-type="string">
            <text:p>SBA130AS_R1_00001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H1</text:p>
          </table:table-cell>
          <table:table-cell office:value-type="string">
            <text:p>PINHEADER_02x05</text:p>
          </table:table-cell>
          <table:table-cell office:value-type="string">
            <text:p>Würth Elektronik</text:p>
          </table:table-cell>
          <table:table-cell table:style-name="ce3" office:value-type="float" office:value="61201021621">
            <text:p>61201021621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J1-J5</text:p>
          </table:table-cell>
          <table:table-cell office:value-type="string">
            <text:p>Thonkiconn</text:p>
          </table:table-cell>
          <table:table-cell office:value-type="string">
            <text:p>Thonk</text:p>
          </table:table-cell>
          <table:table-cell office:value-type="string">
            <text:p>WQP-PJ398SM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Q1</text:p>
          </table:table-cell>
          <table:table-cell office:value-type="string">
            <text:p>BCM847BS,115</text:p>
          </table:table-cell>
          <table:table-cell office:value-type="string">
            <text:p>Nexperia</text:p>
          </table:table-cell>
          <table:table-cell office:value-type="string">
            <text:p>BCM847BS,115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Q2</text:p>
          </table:table-cell>
          <table:table-cell office:value-type="string">
            <text:p>MMBFJ111</text:p>
          </table:table-cell>
          <table:table-cell office:value-type="string">
            <text:p>Onsemi</text:p>
          </table:table-cell>
          <table:table-cell office:value-type="string">
            <text:p>MMBFJ111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16</text:p>
          </table:table-cell>
          <table:table-cell office:value-type="string">
            <text:p>30k</text:p>
          </table:table-cell>
          <table:table-cell office:value-type="string">
            <text:p>Bourns</text:p>
          </table:table-cell>
          <table:table-cell office:value-type="string">
            <text:p>CR0603-FX-3002ELF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R19,R20,R36</text:p>
          </table:table-cell>
          <table:table-cell office:value-type="string">
            <text:p>1k</text:p>
          </table:table-cell>
          <table:table-cell office:value-type="string">
            <text:p>Bourns</text:p>
          </table:table-cell>
          <table:table-cell office:value-type="string">
            <text:p>CR0603-FX-10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1</text:p>
          </table:table-cell>
          <table:table-cell office:value-type="string">
            <text:p>R</text:p>
          </table:table-cell>
          <table:table-cell office:value-type="string">
            <text:p>Vishay / Dale</text:p>
          </table:table-cell>
          <table:table-cell office:value-type="string">
            <text:p>TFPTL15L2201JL2B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R15,R18,R22,R23,R33,R42,R44</text:p>
          </table:table-cell>
          <table:table-cell office:value-type="string">
            <text:p>10k</text:p>
          </table:table-cell>
          <table:table-cell office:value-type="string">
            <text:p>Bourns</text:p>
          </table:table-cell>
          <table:table-cell office:value-type="string">
            <text:p>CR0603-FX-1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4</text:p>
          </table:table-cell>
          <table:table-cell office:value-type="string">
            <text:p>18k</text:p>
          </table:table-cell>
          <table:table-cell office:value-type="string">
            <text:p>Bourns</text:p>
          </table:table-cell>
          <table:table-cell office:value-type="string">
            <text:p>CR0603-FX-18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27</text:p>
          </table:table-cell>
          <table:table-cell office:value-type="string">
            <text:p>2k2</text:p>
          </table:table-cell>
          <table:table-cell office:value-type="string">
            <text:p>Bourns</text:p>
          </table:table-cell>
          <table:table-cell office:value-type="string">
            <text:p>CR0603-FX-2201E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29,R37</text:p>
          </table:table-cell>
          <table:table-cell office:value-type="string">
            <text:p>1M</text:p>
          </table:table-cell>
          <table:table-cell office:value-type="string">
            <text:p>Bourns</text:p>
          </table:table-cell>
          <table:table-cell office:value-type="string">
            <text:p>CR0603-FX-1004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0</text:p>
          </table:table-cell>
          <table:table-cell office:value-type="string">
            <text:p>2M2</text:p>
          </table:table-cell>
          <table:table-cell office:value-type="string">
            <text:p>Yageo</text:p>
          </table:table-cell>
          <table:table-cell office:value-type="string">
            <text:p>RC0603FR-132M2L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1</text:p>
          </table:table-cell>
          <table:table-cell office:value-type="string">
            <text:p>8k2</text:p>
          </table:table-cell>
          <table:table-cell office:value-type="string">
            <text:p>Bourns</text:p>
          </table:table-cell>
          <table:table-cell office:value-type="string">
            <text:p>CR0603-FX-8201ELF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17,R25,R28,R32</text:p>
          </table:table-cell>
          <table:table-cell office:value-type="string">
            <text:p>20k</text:p>
          </table:table-cell>
          <table:table-cell office:value-type="string">
            <text:p>Bourns</text:p>
          </table:table-cell>
          <table:table-cell office:value-type="string">
            <text:p>CR0603-FX-20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5</text:p>
          </table:table-cell>
          <table:table-cell office:value-type="string">
            <text:p>680R</text:p>
          </table:table-cell>
          <table:table-cell office:value-type="string">
            <text:p>Bourns</text:p>
          </table:table-cell>
          <table:table-cell office:value-type="string">
            <text:p>CR0603-FX-6800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39</text:p>
          </table:table-cell>
          <table:table-cell office:value-type="string">
            <text:p>15k</text:p>
          </table:table-cell>
          <table:table-cell office:value-type="string">
            <text:p>Bourns</text:p>
          </table:table-cell>
          <table:table-cell office:value-type="string">
            <text:p>CR0603-FX-1502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0</text:p>
          </table:table-cell>
          <table:table-cell office:value-type="string">
            <text:p>390R</text:p>
          </table:table-cell>
          <table:table-cell office:value-type="string">
            <text:p>Bourns</text:p>
          </table:table-cell>
          <table:table-cell office:value-type="string">
            <text:p>CR0603-FX-3900ELF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R4,R38,R41,R43</text:p>
          </table:table-cell>
          <table:table-cell office:value-type="string">
            <text:p>100k</text:p>
          </table:table-cell>
          <table:table-cell office:value-type="string">
            <text:p>Bourns</text:p>
          </table:table-cell>
          <table:table-cell office:value-type="string">
            <text:p>CR0603-FX-10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5</text:p>
          </table:table-cell>
          <table:table-cell office:value-type="string">
            <text:p>7k5</text:p>
          </table:table-cell>
          <table:table-cell office:value-type="string">
            <text:p>Bourns</text:p>
          </table:table-cell>
          <table:table-cell office:value-type="string">
            <text:p>CR0603-FX-7501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46</text:p>
          </table:table-cell>
          <table:table-cell office:value-type="string">
            <text:p>560k</text:p>
          </table:table-cell>
          <table:table-cell office:value-type="string">
            <text:p>Bourns</text:p>
          </table:table-cell>
          <table:table-cell office:value-type="string">
            <text:p>CR0603-FX-5603ELF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RV1</text:p>
          </table:table-cell>
          <table:table-cell office:value-type="string">
            <text:p>RK09L1140A66</text:p>
          </table:table-cell>
          <table:table-cell office:value-type="string">
            <text:p>Alps</text:p>
          </table:table-cell>
          <table:table-cell office:value-type="string">
            <text:p>RK09L1140A66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RV2,RV3</text:p>
          </table:table-cell>
          <table:table-cell office:value-type="string">
            <text:p>PTV09A-4025U-B103</text:p>
          </table:table-cell>
          <table:table-cell office:value-type="string">
            <text:p>Bourns</text:p>
          </table:table-cell>
          <table:table-cell office:value-type="string">
            <text:p>PTV09A-4025U-B103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TRIM1</text:p>
          </table:table-cell>
          <table:table-cell office:value-type="string">
            <text:p>3362P-1-101LF</text:p>
          </table:table-cell>
          <table:table-cell office:value-type="string">
            <text:p>Bourns</text:p>
          </table:table-cell>
          <table:table-cell office:value-type="string">
            <text:p>3362P-1-101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TRIM2,TRIM3</text:p>
          </table:table-cell>
          <table:table-cell office:value-type="string">
            <text:p>3362P-1-104LF</text:p>
          </table:table-cell>
          <table:table-cell office:value-type="string">
            <text:p>Bourns</text:p>
          </table:table-cell>
          <table:table-cell office:value-type="string">
            <text:p>3362P-1-104LF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U1,U2</text:p>
          </table:table-cell>
          <table:table-cell office:value-type="string">
            <text:p>TL074</text:p>
          </table:table-cell>
          <table:table-cell office:value-type="string">
            <text:p>Texas Instruments</text:p>
          </table:table-cell>
          <table:table-cell office:value-type="string">
            <text:p>TL074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U3</text:p>
          </table:table-cell>
          <table:table-cell office:value-type="string">
            <text:p>TL072</text:p>
          </table:table-cell>
          <table:table-cell office:value-type="string">
            <text:p>Texas Instruments</text:p>
          </table:table-cell>
          <table:table-cell office:value-type="string">
            <text:p>TL072</text:p>
          </table:table-cell>
        </table:table-row>
        <table:table-row table:style-name="ro3" table:number-rows-repeated="3">
          <table:table-cell table:number-columns-repeated="5"/>
        </table:table-row>
        <table:table-row table:style-name="ro3">
          <table:table-cell table:style-name="ce2" office:value-type="string" table:number-columns-spanned="5" table:number-rows-spanned="1">
            <text:p>Cable</text:p>
          </table:table-cell>
          <table:covered-table-cell table:number-columns-repeated="4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8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PINHEADER_FEMALE_02x05</text:p>
          </table:table-cell>
          <table:table-cell table:number-columns-repeated="2"/>
        </table:table-row>
        <table:table-row table:style-name="ro3">
          <table:table-cell office:value-type="float" office:value="1">
            <text:p>1</text:p>
          </table:table-cell>
          <table:table-cell/>
          <table:table-cell office:value-type="string">
            <text:p>Flatband cable 10cm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21">01/21/2023</text:date>, <text:time>17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1T16:22:20</meta:creation-date>
    <dc:date>2023-01-21T17:35:05</dc:date>
    <meta:editing-duration>PT22M47S</meta:editing-duration>
    <meta:editing-cycles>7</meta:editing-cycles>
    <meta:generator>OpenOffice/4.1.13$Unix OpenOffice.org_project/4113m1$Build-9810</meta:generator>
    <meta:document-statistic meta:table-count="3" meta:cell-count="178" meta:object-count="0"/>
    <meta:user-defined meta:name=""/>
  </office:meta>
</office:document-meta>
</file>